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DejaVu Sans1" svg:font-family="'DejaVu Sans'"/>
    <style:font-face style:name="OpenSymbol" svg:font-family="OpenSymbol"/>
    <style:font-face style:name="1Ee3dcITCStoneSerifStdMedium" svg:font-family="1Ee3dcITCStoneSerifStdMedium" style:font-family-generic="roman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20pt" fo:font-weight="bold" style:font-size-asian="20pt" style:font-weight-asian="bold" style:font-name-complex="XB Zar" style:font-size-complex="20pt" style:font-weight-complex="bold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fo:font-weight="normal" style:font-size-asian="13pt" style:font-weight-asian="normal" style:font-name-complex="XB Zar" style:font-size-complex="13pt" style:font-weight-complex="normal"/>
    </style:style>
    <style:style style:name="P4" style:family="paragraph" style:parent-style-name="Standard" style:list-style-name="L6">
      <style:paragraph-properties fo:text-align="start" style:justify-single-word="false" style:writing-mode="lr-tb"/>
      <style:text-properties style:font-name="XB Zar" fo:font-size="13pt" style:font-size-asian="13pt" style:font-name-complex="XB Zar" style:font-size-complex="13pt"/>
    </style:style>
    <style:style style:name="P5" style:family="paragraph" style:parent-style-name="Standard" style:list-style-name="L6">
      <style:paragraph-properties fo:text-align="start" style:justify-single-word="false" style:writing-mode="lr-tb"/>
      <style:text-properties style:font-name="XB Zar" fo:font-size="13pt" style:font-name-asian="1Ee3dcITCStoneSerifStdMedium" style:font-size-asian="13pt" style:font-name-complex="1Ee3dcITCStoneSerifStdMedium" style:font-size-complex="13pt"/>
    </style:style>
    <style:style style:name="P6" style:family="paragraph" style:parent-style-name="Standard" style:list-style-name="L6">
      <style:paragraph-properties fo:text-align="start" style:justify-single-word="false" style:writing-mode="lr-tb"/>
      <style:text-properties style:font-name="XB Zar" fo:font-size="13pt" style:font-name-asian="1Ee3dcITCStoneSerifStdMedium" style:font-size-asian="13pt" style:font-name-complex="XB Zar" style:font-size-complex="13pt"/>
    </style:style>
    <style:style style:name="P7" style:family="paragraph" style:parent-style-name="Standard" style:list-style-name="L6">
      <style:paragraph-properties fo:text-align="justify" style:justify-single-word="false" style:writing-mode="lr-tb"/>
      <style:text-properties style:font-name="XB Zar" fo:font-size="13pt" fo:font-style="normal" style:font-size-asian="13pt" style:font-style-asian="normal" style:font-name-complex="XB Zar" style:font-size-complex="13pt" style:font-style-complex="normal"/>
    </style:style>
    <style:style style:name="P8" style:family="paragraph" style:parent-style-name="Standard" style:list-style-name="L6">
      <style:paragraph-properties fo:text-align="start" style:justify-single-word="false" style:writing-mode="lr-tb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10" style:family="paragraph" style:parent-style-name="Standard">
      <style:paragraph-properties fo:text-align="end" style:justify-single-word="false" style:writing-mode="rl-tb"/>
      <style:text-properties style:font-name="XB Zar" fo:font-size="13pt" style:font-size-asian="13pt" style:font-name-complex="XB Zar" style:font-size-complex="13pt"/>
    </style:style>
    <style:style style:name="P11" style:family="paragraph" style:parent-style-name="Standard">
      <style:paragraph-properties fo:text-align="end" style:justify-single-word="false" style:writing-mode="rl-tb"/>
      <style:text-properties style:font-name="XB Zar" fo:font-size="13pt" fo:font-weight="bold" style:font-size-asian="13pt" style:font-weight-asian="bold" style:font-name-complex="XB Zar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XB Zar"/>
    </style:style>
    <style:style style:name="T4" style:family="text">
      <style:text-properties style:font-name="XB Zar" fo:font-size="13pt" style:font-size-asian="13pt" style:font-name-complex="XB Zar" style:font-size-complex="13pt"/>
    </style:style>
    <style:style style:name="T5" style:family="text">
      <style:text-properties fo:font-size="13pt"/>
    </style:style>
    <style:style style:name="T6" style:family="text">
      <style:text-properties style:font-name-asian="1Ee3dcITCStoneSerifStdMedium"/>
    </style:style>
    <style:style style:name="T7" style:family="text">
      <style:text-properties style:font-size-asian="13pt"/>
    </style:style>
    <style:style style:name="T8" style:family="text">
      <style:text-properties style:font-size-complex="13pt"/>
    </style:style>
    <style:style style:name="T9" style:family="text">
      <style:text-properties style:font-name-complex="1Ee3dcITCStoneSerifStdMedium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پیوست 2- منابع برای مطالعه‌ی بیشتر</text:p>
      <text:p text:style-name="P3"/>
      <text:p text:style-name="P3"/>
      <text:p text:style-name="P2">در این پیوست وب‌سایت‌ها و منابعی برای مطالعه‌ی بیشتر ارائه شده است.</text:p>
      <text:p text:style-name="P2"/>
      <text:p text:style-name="P2"><text:span text:style-name="T1">لاگ‌ها</text:span>:</text:p>
      <text:list xml:id="list1402193385" text:style-name="L6">
        <text:list-item>
          <text:p text:style-name="P8"><text:span text:style-name="T4">http://www.karajlug.org/</text:span></text:p>
        </text:list-item>
        <text:list-item>
          <text:p text:style-name="P4">http://www.mashhadlug.org/</text:p>
        </text:list-item>
        <text:list-item>
          <text:p text:style-name="P4">http://www.zanjanlug.org/</text:p>
        </text:list-item>
      </text:list>
      <text:p text:style-name="P2"><text:span text:style-name="T1">آموزشی</text:span>:</text:p>
      <text:list xml:id="list635563938" text:style-name="L6">
        <text:list-item>
          <text:p text:style-name="P4">http://www.tldp.org/</text:p>
        </text:list-item>
        <text:list-item>
          <text:p text:style-name="P4">http://www.linux.com/</text:p>
        </text:list-item>
        <text:list-item>
          <text:p text:style-name="P4">http://www.debian.org/doc</text:p>
        </text:list-item>
        <text:list-item>
          <text:p text:style-name="P4">http://www.ftacademy.org/materials/<text:tab/></text:p>
        </text:list-item>
        <text:list-item>
          <text:p text:style-name="P4">http://www.debianadmin.com/</text:p>
        </text:list-item>
        <text:list-item>
          <text:p text:style-name="P4">http://www.pathname.com/fhs/</text:p>
        </text:list-item>
      </text:list>
      <text:p text:style-name="P10"><text:span text:style-name="T1">اخبار، مقالات و انجمن‌ها</text:span>:</text:p>
      <text:list xml:id="list706285651" text:style-name="L6">
        <text:list-item>
          <text:p text:style-name="P4">http://www.slashdot.org/</text:p>
        </text:list-item>
        <text:list-item>
          <text:p text:style-name="P4">http://www.linuxtoday.com/</text:p>
        </text:list-item>
        <text:list-item>
          <text:p text:style-name="P4">http://www.linuxjournal.org/</text:p>
        </text:list-item>
        <text:list-item>
          <text:p text:style-name="P4">http://www.linux-mag.com/</text:p>
        </text:list-item>
        <text:list-item>
          <text:p text:style-name="P5">http://www.linuxgazette.com/</text:p>
        </text:list-item>
        <text:list-item>
          <text:p text:style-name="P6">http://www.technotux.org/</text:p>
        </text:list-item>
      </text:list>
      <text:p text:style-name="P10"><text:span text:style-name="T1">حامیان نرم‌افزارهای آزاد</text:span>:</text:p>
      <text:list xml:id="list1208689739" text:style-name="L6">
        <text:list-item>
          <text:p text:style-name="P4">http://www.gnu.org/</text:p>
        </text:list-item>
        <text:list-item>
          <text:p text:style-name="P4">http://www.fsf.org/</text:p>
        </text:list-item>
      </text:list>
      <text:p text:style-name="P10"><text:span text:style-name="T1">توزیع‌های گنو/لینوکس</text:span>:</text:p>
      <text:list xml:id="list969615460" text:continue-numbering="true" text:style-name="L6">
        <text:list-item>
          <text:p text:style-name="P4">http://www.debian.org/</text:p>
        </text:list-item>
        <text:list-item>
          <text:p text:style-name="P4">http://www.redhat.com/</text:p>
        </text:list-item>
        <text:list-item>
          <text:p text:style-name="P4">http://www.ubuntu.org/</text:p>
        </text:list-item>
      </text:list>
      <text:p text:style-name="P10"><text:span text:style-name="T1">فهرست نرم‌افزارهای آزاد/متن‌باز</text:span>:</text:p>
      <text:list xml:id="list1323545403" text:continue-numbering="true" text:style-name="L6">
        <text:list-item>
          <text:p text:style-name="P4">http://directory.fsf.org/</text:p>
        </text:list-item>
        <text:list-item>
          <text:p text:style-name="P4">http://www.sourceforge.net/</text:p>
        </text:list-item>
        <text:list-item>
          <text:p text:style-name="P4">http://www.freshmeat.net/</text:p>
        </text:list-item>
      </text:list>
      <text:p text:style-name="P10"><text:span text:style-name="T1">مهاجرت به گنو/لینوکس</text:span>:</text:p>
      <text:list xml:id="list2089926383" text:style-name="L6">
        <text:list-item>
          <text:p text:style-name="P4">http://www.linux-migration.org/</text:p>
        </text:list-item>
        <text:list-item>
          <text:p text:style-name="P4"><text:soft-page-break/>http://librenix.com/?inode=3643</text:p>
        </text:list-item>
        <text:list-item>
          <text:p text:style-name="P7">http://www.redbooks.ibm.com/abstracts/sg246380.html</text:p>
        </text:list-item>
      </text:list>
      <text:p text:style-name="P11">امنیت<text:span text:style-name="T2">:</text:span></text:p>
      <text:list xml:id="list1607770417" text:style-name="L6">
        <text:list-item>
          <text:p text:style-name="P8">http://www.linuxsecurity.com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DejaVu Sans1" svg:font-family="'DejaVu Sans'"/>
    <style:font-face style:name="OpenSymbol" svg:font-family="OpenSymbol"/>
    <style:font-face style:name="1Ee3dcITCStoneSerifStdMedium" svg:font-family="1Ee3dcITCStoneSerifStdMedium" style:font-family-generic="roman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8-15T11:59:06</dc:date>
    <dc:creator>Mostafa Moradian</dc:creator>
    <meta:editing-duration>P1DT1H4M52S</meta:editing-duration>
    <meta:editing-cycles>363</meta:editing-cycles>
    <meta:generator>LibreOffice/3.3$Linux LibreOffice_project/330m19$Build-202</meta:generator>
    <meta:document-statistic meta:table-count="0" meta:image-count="0" meta:object-count="0" meta:page-count="2" meta:paragraph-count="37" meta:word-count="105" meta:character-count="983"/>
  </office:meta>
</office:document-meta>
</file>